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SearchResult.setItem( List &lt; T &gt;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archResponse.setResult( OpenSearchResult &lt; T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archResul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1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enSearchResponse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